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0000ff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0000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color="#00ae00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47ff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style:text-properties fo:color="#0000ff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0000ff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ff0000" fo:font-size="16pt" style:font-size-asian="16pt" style:font-size-complex="16pt"/>
    </style:style>
    <style:style style:name="P8" style:family="paragraph">
      <style:text-properties fo:color="#00ae00" fo:font-size="16pt" style:font-size-asian="16pt" style:font-size-complex="16pt"/>
    </style:style>
    <style:style style:name="P9" style:family="paragraph">
      <style:text-properties fo:color="#0047ff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7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cm" svg:height="18.6cm" svg:x="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19.6cm" svg:x2="2cm" svg:y2="1cm">
          <text:p/>
        </draw:line>
        <draw:line draw:style-name="gr2" draw:text-style-name="P1" draw:layer="layout" svg:x1="2cm" svg:y1="19.6cm" svg:x2="26.8cm" svg:y2="19.6cm">
          <text:p/>
        </draw:line>
        <draw:frame draw:style-name="gr3" draw:text-style-name="P2" draw:layer="layout" svg:width="0.972cm" svg:height="1.038cm" svg:x="0.8cm" svg:y="1.238cm">
          <draw:text-box>
            <text:p text:style-name="P2">P</text:p>
          </draw:text-box>
        </draw:frame>
        <draw:frame draw:style-name="gr3" draw:text-style-name="P2" draw:layer="layout" svg:width="1.014cm" svg:height="1.038cm" svg:x="25.441cm" svg:y="19.838cm">
          <draw:text-box>
            <text:p text:style-name="P2">H</text:p>
          </draw:text-box>
        </draw:frame>
        <draw:path draw:style-name="gr4" draw:text-style-name="P1" draw:layer="layout" svg:width="18.465cm" svg:height="5.842cm" draw:transform="skewX (0.0556760031386191) rotate (1.6626006454498) translate (3.44485955548567cm 19.6000000093106cm)" svg:viewBox="0 0 18466 5843" svg:d="m0 0c10444-1 18466 5843 18466 5843">
          <text:p/>
        </draw:path>
        <draw:path draw:style-name="gr4" draw:text-style-name="P1" draw:layer="layout" svg:width="17.619cm" svg:height="6.422cm" draw:transform="rotate (1.09292517759885) translate (12.9967000363697cm 16.6462153770686cm)" svg:viewBox="0 0 17620 6423" svg:d="m0 6423c12613-1 17620-6423 17620-6423">
          <text:p/>
        </draw:path>
        <draw:frame draw:style-name="gr3" draw:text-style-name="P3" draw:layer="layout" svg:width="5.459cm" svg:height="0.878cm" draw:transform="rotate (1.52349790406585) translate (2.2cm 16.555cm)">
          <draw:text-box>
            <text:p text:style-name="P3">Saturated liquid line</text:p>
          </draw:text-box>
        </draw:frame>
        <draw:frame draw:style-name="gr3" draw:text-style-name="P4" draw:layer="layout" svg:width="6.801cm" svg:height="0.878cm" draw:transform="rotate (1.3220869083857) translate (19.261cm 16.614cm)">
          <draw:text-box>
            <text:p text:style-name="P4">Dry saturated vapour line</text:p>
          </draw:text-box>
        </draw:frame>
        <draw:line draw:style-name="gr5" draw:text-style-name="P1" draw:layer="layout" svg:x1="2cm" svg:y1="16.6cm" svg:x2="26.8cm" svg:y2="16.6cm">
          <text:p/>
        </draw:line>
        <draw:frame draw:style-name="gr3" draw:text-style-name="P3" draw:layer="layout" svg:width="6.145cm" svg:height="0.878cm" svg:x="5.2cm" svg:y="16.6cm">
          <draw:text-box>
            <text:p text:style-name="P3">Constant pressure line</text:p>
          </draw:text-box>
        </draw:frame>
        <draw:line draw:style-name="gr5" draw:text-style-name="P1" draw:layer="layout" svg:x1="14.2cm" svg:y1="1cm" svg:x2="14.2cm" svg:y2="19.6cm">
          <text:p/>
        </draw:line>
        <draw:frame draw:style-name="gr3" draw:layer="layout" svg:width="6.767cm" svg:height="0.962cm" draw:transform="rotate (1.55753182447974) translate (13.157cm 16.557cm)">
          <draw:text-box>
            <text:p>Constant enthalpy line</text:p>
          </draw:text-box>
        </draw:frame>
        <draw:path draw:style-name="gr6" draw:text-style-name="P1" draw:layer="layout" svg:width="18.571cm" svg:height="3.998cm" draw:transform="skewX (0.0235619449019234) rotate (1.60378304965759) translate (5.21234839220232cm 19.600000000086cm)" svg:viewBox="0 0 18572 3999" svg:d="m0 0c11406 0 18572 3999 18572 3999">
          <text:p/>
        </draw:path>
        <draw:frame draw:style-name="gr3" draw:text-style-name="P3" draw:layer="layout" svg:width="7.936cm" svg:height="0.878cm" draw:transform="rotate (1.45822259004126) translate (4.048cm 17.925cm)">
          <draw:text-box>
            <text:p text:style-name="P3">Constant dryness fraction line</text:p>
          </draw:text-box>
        </draw:frame>
        <draw:frame draw:style-name="gr7" draw:text-style-name="P5" draw:layer="layout" svg:width="7.093cm" svg:height="0.878cm" draw:transform="rotate (1.55945168665693) translate (2.401cm 8.413cm)">
          <draw:text-box>
            <text:p text:style-name="P5"><text:span text:style-name="T1">Sub-cooled liquid region</text:span></text:p>
          </draw:text-box>
        </draw:frame>
        <draw:frame draw:style-name="gr7" draw:text-style-name="P6" draw:layer="layout" svg:width="6.022cm" svg:height="1.505cm" svg:x="11.299cm" svg:y="2.1cm">
          <draw:text-box>
            <text:p text:style-name="P6"><text:span text:style-name="T1">Two-Phase region or</text:span></text:p>
            <text:p text:style-name="P6"><text:span text:style-name="T1">Wet region</text:span></text:p>
          </draw:text-box>
        </draw:frame>
        <draw:line draw:style-name="gr8" draw:text-style-name="P1" draw:layer="layout" svg:x1="4.8cm" svg:y1="1cm" svg:x2="4.8cm" svg:y2="7.4cm">
          <text:p/>
        </draw:line>
        <draw:line draw:style-name="gr8" draw:text-style-name="P1" draw:layer="layout" svg:x1="4.8cm" svg:y1="7.4cm" svg:x2="22.09cm" svg:y2="7.4cm">
          <text:p/>
        </draw:line>
        <draw:path draw:style-name="gr8" draw:text-style-name="P1" draw:layer="layout" svg:width="12.195cm" svg:height="2.729cm" draw:transform="rotate (-1.13202055284352) translate (22.0900000373045cm 7.39999998249352cm)" svg:viewBox="0 0 12196 2730" svg:d="m0 0c6849 0 12196 2730 12196 2730">
          <text:p/>
        </draw:path>
        <draw:frame draw:style-name="gr3" draw:text-style-name="P7" draw:layer="layout" svg:width="6.987cm" svg:height="0.878cm" svg:x="10.2cm" svg:y="6.6cm">
          <draw:text-box>
            <text:p text:style-name="P7">Constant temperature line</text:p>
          </draw:text-box>
        </draw:frame>
        <draw:path draw:style-name="gr9" draw:text-style-name="P1" draw:layer="layout" svg:width="4.683cm" svg:height="1.113cm" draw:transform="rotate (0.442615498305762) translate (22.09cm 5.2cm)" svg:viewBox="0 0 4684 1114" svg:d="m0 0c2335 0 4684 1114 4684 1114">
          <text:p/>
        </draw:path>
        <draw:path draw:style-name="gr9" draw:text-style-name="P1" draw:layer="layout" svg:width="5.505cm" svg:height="1.575cm" draw:transform="rotate (0.489913921034808) translate (21.1999999951245cm 13.3999999908575cm)" svg:viewBox="0 0 5506 1576" svg:d="m0 0c3400 0 5506 1576 5506 1576">
          <text:p/>
        </draw:path>
        <draw:frame draw:style-name="gr3" draw:text-style-name="P8" draw:layer="layout" svg:width="5.497cm" svg:height="0.878cm" draw:transform="rotate (0.308748744677797) translate (21.698cm 4.287cm)">
          <draw:text-box>
            <text:p text:style-name="P8">Specific volume line</text:p>
          </draw:text-box>
        </draw:frame>
        <draw:path draw:style-name="gr10" draw:text-style-name="P1" draw:layer="layout" svg:width="11.807cm" svg:height="2.68cm" draw:transform="skewX (5.88375885630559E-017) rotate (0.614704962552403) translate (17.1537737215053cm 17.4097080854267cm)" svg:viewBox="0 0 11808 2681" svg:d="m0 2681c6243 0 11808-2681 11808-2681">
          <text:p/>
        </draw:path>
        <draw:path draw:style-name="gr10" draw:text-style-name="P1" draw:layer="layout" svg:width="5.61cm" svg:height="3.587cm" draw:transform="rotate (0.152716309549504) translate (21.25415486422cm 6.05358720711459cm)" svg:viewBox="0 0 5611 3588" svg:d="m0 3588c2631 0 5611-3588 5611-3588">
          <text:p/>
        </draw:path>
        <draw:frame draw:style-name="gr3" draw:text-style-name="P8" draw:layer="layout" svg:width="5.497cm" svg:height="0.878cm" draw:transform="rotate (0.308748744677797) translate (21.098cm 12.486cm)">
          <draw:text-box>
            <text:p text:style-name="P8">Specific volume line</text:p>
          </draw:text-box>
        </draw:frame>
        <draw:frame draw:style-name="gr3" draw:text-style-name="P9" draw:layer="layout" svg:width="5.988cm" svg:height="0.878cm" draw:transform="rotate (0.818384886260141) translate (22.401cm 8.837cm)">
          <draw:text-box>
            <text:p text:style-name="P9"><text:span text:style-name="T2">Constant entropy <text:s/>line</text:span></text:p>
          </draw:text-box>
        </draw:frame>
        <draw:frame draw:style-name="gr3" draw:text-style-name="P9" draw:layer="layout" svg:width="5.988cm" svg:height="0.878cm" draw:transform="rotate (0.780860307342263) translate (19.458cm 18.035cm)">
          <draw:text-box>
            <text:p text:style-name="P9"><text:span text:style-name="T2">Constant entropy <text:s/>line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1T16:30:42</meta:creation-date>
    <dc:date>2013-04-11T17:12:46</dc:date>
    <dc:creator>Jefferson Gomes</dc:creator>
    <meta:editing-duration>PT10M20S</meta:editing-duration>
    <meta:editing-cycles>1</meta:editing-cycles>
    <meta:document-statistic meta:object-count="52"/>
    <meta:generator>LibreOffice/3.5$Linux_X86_64 LibreOffice_project/350m1$Build-2</meta:generator>
  </office:meta>
</office:document-meta>
</file>